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list-style-name="LFO1" style:family="paragraph"/>
    <style:style style:name="T3" style:parent-style-name="Policepardéfaut" style:family="text">
      <style:text-properties fo:font-weight="bold" style:font-weight-asian="bold" style:font-weight-complex="bold"/>
    </style:style>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P8" style:parent-style-name="Normal" style:list-style-name="LFO1" style:family="paragraph"/>
    <style:style style:name="P9" style:parent-style-name="Normal" style:list-style-name="LFO1" style:family="paragraph"/>
    <style:style style:name="T10" style:parent-style-name="Policepardéfaut" style:family="text">
      <style:text-properties fo:font-weight="bold" style:font-weight-asian="bold" style:font-weight-complex="bold"/>
    </style:style>
    <style:style style:name="P11" style:parent-style-name="Normal" style:list-style-name="LFO1" style:family="paragraph"/>
    <style:style style:name="T12" style:parent-style-name="Policepardéfaut" style:family="text">
      <style:text-properties fo:font-weight="bold" style:font-weight-asian="bold" style:font-weight-complex="bold"/>
    </style:style>
    <style:style style:name="P13" style:parent-style-name="Normal" style:list-style-name="LFO1" style:family="paragraph"/>
    <style:style style:name="P14" style:parent-style-name="Normal" style:list-style-name="LFO1" style:family="paragraph"/>
    <style:style style:name="P15" style:parent-style-name="Normal" style:list-style-name="LFO1" style:family="paragraph"/>
    <style:style style:name="P16" style:parent-style-name="Normal" style:list-style-name="LFO1" style:family="paragraph"/>
    <style:style style:name="T17" style:parent-style-name="Policepardéfaut" style:family="text">
      <style:text-properties fo:font-weight="bold" style:font-weight-asian="bold" style:font-weight-complex="bold"/>
    </style:style>
    <style:style style:name="P18" style:parent-style-name="Normal" style:list-style-name="LFO1" style:family="paragraph"/>
    <style:style style:name="P19" style:parent-style-name="Normal" style:list-style-name="LFO1" style:family="paragraph"/>
    <style:style style:name="P20" style:parent-style-name="Normal" style:list-style-name="LFO1" style:family="paragraph"/>
    <style:style style:name="P21" style:parent-style-name="Normal" style:list-style-name="LFO1" style:family="paragraph"/>
  </office:automatic-styles>
  <office:body>
    <office:text text:use-soft-page-breaks="true">
      <text:p text:style-name="P1">Je vais mettre à jour le diagramme de Gantt pour y inclure l'affectation des ressources aux différentes tâches.</text:p>
      <text:p text:style-name="Normal">J'ai mis à jour le diagramme de Gantt en y ajoutant l'affectation des ressources à chaque tâche. Voici les améliorations apportées :</text:p>
      <text:list text:style-name="LFO1" text:continue-numbering="true">
        <text:list-item>
          <text:p text:style-name="P2"><text:span text:style-name="T3">Ressources par tâche</text:span><text:s/>: J'ai ajouté les initiales des ressources sur chaque barre de tâche, comme par exemple :<text:s/></text:p>
          <text:list text:continue-numbering="true">
            <text:list-item>
              <text:p text:style-name="P4">CP : Chef de Projet (TJM: 582€)</text:p>
            </text:list-item>
            <text:list-item>
              <text:p text:style-name="P5">ARC : Architecte DevOps (TJM: 712€)</text:p>
            </text:list-item>
            <text:list-item>
              <text:p text:style-name="P6">DS : Développeur Senior (TJM: 493€)</text:p>
            </text:list-item>
            <text:list-item>
              <text:p text:style-name="P7">DJ : Développeur Junior (TJM: 370€)</text:p>
            </text:list-item>
            <text:list-item>
              <text:p text:style-name="P8">FT : Formateur Technique (TJM: 634€)</text:p>
            </text:list-item>
          </text:list>
        </text:list-item>
        <text:list-item>
          <text:p text:style-name="P9"><text:span text:style-name="T10">Légende des ressources</text:span><text:s/>: J'ai ajouté une section dédiée expliquant les abréviations avec les taux journaliers moyens (TJM) correspondants</text:p>
        </text:list-item>
        <text:list-item>
          <text:p text:style-name="P11"><text:span text:style-name="T12">Jalons (Milestones)</text:span><text:s/>: J'ai intégré trois jalons importants dans le projet :<text:s/></text:p>
          <text:list text:continue-numbering="true">
            <text:list-item>
              <text:p text:style-name="P13">Validation de l'analyse (fin de la semaine 2)</text:p>
            </text:list-item>
            <text:list-item>
              <text:p text:style-name="P14">Conception finalisée (milieu de la semaine 4)</text:p>
            </text:list-item>
            <text:list-item>
              <text:p text:style-name="P15">Plateforme opérationnelle (fin de la semaine 6)</text:p>
            </text:list-item>
          </text:list>
        </text:list-item>
        <text:list-item>
          <text:p text:style-name="P16"><text:span text:style-name="T17">Affectation optimisée</text:span><text:s/>: Les ressources sont affectées selon leurs compétences et leur pertinence pour chaque tâche :<text:s/></text:p>
          <text:list text:continue-numbering="true">
            <text:list-item>
              <text:p text:style-name="P18">Les tâches d'analyse impliquent principalement le Chef de Projet et l'Architecte</text:p>
            </text:list-item>
            <text:list-item>
              <text:p text:style-name="P19">Les tâches techniques avancées sont confiées à l'Architecte et aux Développeurs Senior</text:p>
            </text:list-item>
            <text:list-item>
              <text:p text:style-name="P20">Les développeurs junior assistent sur les tâches d'implémentation moins critiques</text:p>
            </text:list-item>
            <text:list-item>
              <text:p text:style-name="P21">Le Formateur Technique intervient pour la phase finale de formation</text:p>
            </text:list-item>
          </text:list>
        </text:list-item>
      </text:list>
      <text:p text:style-name="Normal">Cette représentation permet de visualiser non seulement le calendrier du projet, mais aussi l'allocation des ressources et leur charge de travail, facilitant ainsi le calcul des coûts par lot et la gestion des ressources humaines tout au long du projet.</text:p>
      <text:p text:style-name="Normal">Réessayer</text:p>
      <text:p text:style-name="Normal"><text:a xlink:href="https://support.anthropic.com/en/articles/8525154-claude-is-providing-incorrect-or-misleading-responses-what-s-going-on" office:target-frame-name="_blank" xlink:show="new"><text:span text:style-name="Lienhypertexte">Claude peut faire des erreurs.<text:s/></text:span><text:span text:style-name="Lienhypertexte"><text:line-break/>Assurez-vous de vérifier ses réponses.</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5-04-05T09:36:00Z</meta:creation-date>
    <dc:date>2025-04-05T10:01:00Z</dc:date>
    <meta:template xlink:href="Normal.dotm" xlink:type="simple"/>
    <meta:editing-cycles>1</meta:editing-cycles>
    <meta:editing-duration>PT1500S</meta:editing-duration>
    <meta:document-statistic meta:page-count="2" meta:paragraph-count="3" meta:word-count="278" meta:character-count="1805" meta:row-count="12" meta:non-whitespace-character-count="1530"/>
  </office:meta>
</office:document-meta>
</file>